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NOTES CONTROL 14/05/201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Identificació</text:p>
          </table:table-cell>
          <table:table-cell table:style-name="ce4" office:value-type="string">
            <text:p>Nom</text:p>
          </table:table-cell>
          <table:table-cell table:style-name="ce6" office:value-type="string">
            <text:p>Nota Control 4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/>
        </table:table-row>
        <table:table-row table:style-name="ro3">
          <table:table-cell office:value-type="string">
            <text:p>43162189K</text:p>
          </table:table-cell>
          <table:table-cell office:value-type="string">
            <text:p>Aloy Gallent, Francisco Javier</text:p>
          </table:table-cell>
          <table:table-cell table:formula="of:=IF(OR([.D4]&lt;&gt;&quot;&quot;;[.E4]&lt;&gt;&quot;&quot;);[.D4]+[.E4];&quot;&quot;)" office:value-type="float" office:value="9.5">
            <text:p>9,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34069476J</text:p>
          </table:table-cell>
          <table:table-cell office:value-type="string">
            <text:p>Álvaro Ribas, Óscar Antonio</text:p>
          </table:table-cell>
          <table:table-cell table:formula="of:=IF(OR([.D5]&lt;&gt;&quot;&quot;;[.E5]&lt;&gt;&quot;&quot;);[.D5]+[.E5];&quot;&quot;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43199000D</text:p>
          </table:table-cell>
          <table:table-cell office:value-type="string">
            <text:p>Barceló Bobillo, Maria Neus</text:p>
          </table:table-cell>
          <table:table-cell table:formula="of:=IF(OR([.D6]&lt;&gt;&quot;&quot;;[.E6]&lt;&gt;&quot;&quot;);[.D6]+[.E6];&quot;&quot;)"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/>
        </table:table-row>
        <table:table-row table:style-name="ro3">
          <table:table-cell office:value-type="string">
            <text:p>X2195067Q</text:p>
          </table:table-cell>
          <table:table-cell office:value-type="string">
            <text:p>Belghazi , Kaoutar</text:p>
          </table:table-cell>
          <table:table-cell table:formula="of:=IF(OR([.D7]&lt;&gt;&quot;&quot;;[.E7]&lt;&gt;&quot;&quot;);[.D7]+[.E7];&quot;&quot;)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43190653B</text:p>
          </table:table-cell>
          <table:table-cell office:value-type="string">
            <text:p>Bobadilla Fonollá, Tomás Enrique</text:p>
          </table:table-cell>
          <table:table-cell table:formula="of:=IF(OR([.D8]&lt;&gt;&quot;&quot;;[.E8]&lt;&gt;&quot;&quot;);[.D8]+[.E8];&quot;&quot;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3">
          <table:table-cell office:value-type="string">
            <text:p>43123540N</text:p>
          </table:table-cell>
          <table:table-cell office:value-type="string">
            <text:p>Bordoy Vadell, Miguel Santiago</text:p>
          </table:table-cell>
          <table:table-cell table:formula="of:=IF(OR([.D9]&lt;&gt;&quot;&quot;;[.E9]&lt;&gt;&quot;&quot;);[.D9]+[.E9];&quot;&quot;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43214147E</text:p>
          </table:table-cell>
          <table:table-cell office:value-type="string">
            <text:p>de Vera Encinas, Daniel José</text:p>
          </table:table-cell>
          <table:table-cell table:formula="of:=IF(OR([.D10]&lt;&gt;&quot;&quot;;[.E10]&lt;&gt;&quot;&quot;);[.D10]+[.E10]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43122444C</text:p>
          </table:table-cell>
          <table:table-cell office:value-type="string">
            <text:p>Galmés Trueba, Lluís Miguel</text:p>
          </table:table-cell>
          <table:table-cell table:formula="of:=IF(OR([.D11]&lt;&gt;&quot;&quot;;[.E11]&lt;&gt;&quot;&quot;);[.D11]+[.E11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1540268Z</text:p>
          </table:table-cell>
          <table:table-cell office:value-type="string">
            <text:p>Gamon Runnenberg, Eric Anaut</text:p>
          </table:table-cell>
          <table:table-cell table:formula="of:=IF(OR([.D12]&lt;&gt;&quot;&quot;;[.E12]&lt;&gt;&quot;&quot;);[.D12]+[.E12];&quot;&quot;)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8236615F</text:p>
          </table:table-cell>
          <table:table-cell office:value-type="string">
            <text:p>Garau Villegas, Teresa Maria</text:p>
          </table:table-cell>
          <table:table-cell table:formula="of:=IF(OR([.D13]&lt;&gt;&quot;&quot;;[.E13]&lt;&gt;&quot;&quot;);[.D13]+[.E13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1508988Z</text:p>
          </table:table-cell>
          <table:table-cell office:value-type="string">
            <text:p>Llopis Garrido, Luis Borja</text:p>
          </table:table-cell>
          <table:table-cell table:formula="of:=IF(OR([.D14]&lt;&gt;&quot;&quot;;[.E14]&lt;&gt;&quot;&quot;);[.D14]+[.E14];&quot;&quot;)" office:value-type="float" office:value="8.25">
            <text:p>8,25</text:p>
          </table:table-cell>
          <table:table-cell office:value-type="float" office:value="4.5">
            <text:p>4,5</text:p>
          </table:table-cell>
          <table:table-cell office:value-type="float" office:value="3.75">
            <text:p>3,75</text:p>
          </table:table-cell>
          <table:table-cell/>
        </table:table-row>
        <table:table-row table:style-name="ro3">
          <table:table-cell office:value-type="string">
            <text:p>43192751Q</text:p>
          </table:table-cell>
          <table:table-cell office:value-type="string">
            <text:p>Llull Salvà, Maria</text:p>
          </table:table-cell>
          <table:table-cell table:formula="of:=IF(OR([.D15]&lt;&gt;&quot;&quot;;[.E15]&lt;&gt;&quot;&quot;);[.D15]+[.E15]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3181545B</text:p>
          </table:table-cell>
          <table:table-cell office:value-type="string">
            <text:p>Lopez Brines, David</text:p>
          </table:table-cell>
          <table:table-cell table:formula="of:=IF(OR([.D16]&lt;&gt;&quot;&quot;;[.E16]&lt;&gt;&quot;&quot;);[.D16]+[.E16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41538876W</text:p>
          </table:table-cell>
          <table:table-cell office:value-type="string">
            <text:p>López Cecilia, Antonio-Jesús</text:p>
          </table:table-cell>
          <table:table-cell table:formula="of:=IF(OR([.D17]&lt;&gt;&quot;&quot;;[.E17]&lt;&gt;&quot;&quot;);[.D17]+[.E17];&quot;&quot;)">
            <text:p/>
          </table:table-cell>
          <table:table-cell table:number-columns-repeated="2"/>
          <table:table-cell/>
        </table:table-row>
        <table:table-row table:style-name="ro1">
          <table:table-cell office:value-type="string">
            <text:p>47255548R</text:p>
          </table:table-cell>
          <table:table-cell office:value-type="string">
            <text:p>Mari Vargas, Antonio</text:p>
          </table:table-cell>
          <table:table-cell table:formula="of:=IF(OR([.D18]&lt;&gt;&quot;&quot;;[.E18]&lt;&gt;&quot;&quot;);[.D18]+[.E18];&quot;&quot;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43192706V</text:p>
          </table:table-cell>
          <table:table-cell office:value-type="string">
            <text:p>Mas Carreras, Aina</text:p>
          </table:table-cell>
          <table:table-cell table:formula="of:=IF(OR([.D19]&lt;&gt;&quot;&quot;;[.E19]&lt;&gt;&quot;&quot;);[.D19]+[.E19];&quot;&quot;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43163679Q</text:p>
          </table:table-cell>
          <table:table-cell office:value-type="string">
            <text:p>Morell Alemany, Margalida</text:p>
          </table:table-cell>
          <table:table-cell table:formula="of:=IF(OR([.D20]&lt;&gt;&quot;&quot;;[.E20]&lt;&gt;&quot;&quot;);[.D20]+[.E20];&quot;&quot;)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43178645D</text:p>
          </table:table-cell>
          <table:table-cell office:value-type="string">
            <text:p>Morro Cifre, Marc</text:p>
          </table:table-cell>
          <table:table-cell table:formula="of:=IF(OR([.D21]&lt;&gt;&quot;&quot;;[.E21]&lt;&gt;&quot;&quot;);[.D21]+[.E21];&quot;&quot;)" office:value-type="float" office:value="9.5">
            <text:p>9,5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41520201A</text:p>
          </table:table-cell>
          <table:table-cell office:value-type="string">
            <text:p>Muntaner Capó, Antonio</text:p>
          </table:table-cell>
          <table:table-cell table:formula="of:=IF(OR([.D22]&lt;&gt;&quot;&quot;;[.E22]&lt;&gt;&quot;&quot;);[.D22]+[.E22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Y0278801D</text:p>
          </table:table-cell>
          <table:table-cell office:value-type="string">
            <text:p>Nguema Edu Nsaha, Marcial</text:p>
          </table:table-cell>
          <table:table-cell table:formula="of:=IF(OR([.D23]&lt;&gt;&quot;&quot;;[.E23]&lt;&gt;&quot;&quot;);[.D23]+[.E23];&quot;&quot;)"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/>
        </table:table-row>
        <table:table-row table:style-name="ro3">
          <table:table-cell office:value-type="string">
            <text:p>78216840G</text:p>
          </table:table-cell>
          <table:table-cell office:value-type="string">
            <text:p>Nicolau Cladera, Bartolomé</text:p>
          </table:table-cell>
          <table:table-cell table:formula="of:=IF(OR([.D24]&lt;&gt;&quot;&quot;;[.E24]&lt;&gt;&quot;&quot;);[.D24]+[.E24];&quot;&quot;)" office:value-type="float" office:value="8">
            <text:p>8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style-name="ce7"/>
        </table:table-row>
        <table:table-row table:style-name="ro3">
          <table:table-cell office:value-type="string">
            <text:p>43206906A</text:p>
          </table:table-cell>
          <table:table-cell office:value-type="string">
            <text:p>Osuna Felipe, Raquel</text:p>
          </table:table-cell>
          <table:table-cell table:formula="of:=IF(OR([.D25]&lt;&gt;&quot;&quot;;[.E25]&lt;&gt;&quot;&quot;);[.D25]+[.E25];&quot;&quot;)" office:value-type="float" office:value="4.75">
            <text:p>4,75</text:p>
          </table:table-cell>
          <table:table-cell office:value-type="float" office:value="3">
            <text:p>3</text:p>
          </table:table-cell>
          <table:table-cell office:value-type="float" office:value="1.75">
            <text:p>1,75</text:p>
          </table:table-cell>
          <table:table-cell/>
        </table:table-row>
        <table:table-row table:style-name="ro3">
          <table:table-cell office:value-type="string">
            <text:p>43167787F</text:p>
          </table:table-cell>
          <table:table-cell office:value-type="string">
            <text:p>Palacios Landi, Fernando</text:p>
          </table:table-cell>
          <table:table-cell table:formula="of:=IF(OR([.D26]&lt;&gt;&quot;&quot;;[.E26]&lt;&gt;&quot;&quot;);[.D26]+[.E26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149900Z</text:p>
          </table:table-cell>
          <table:table-cell office:value-type="string">
            <text:p>Pedraza Garcia, Leandro</text:p>
          </table:table-cell>
          <table:table-cell table:formula="of:=IF(OR([.D27]&lt;&gt;&quot;&quot;;[.E27]&lt;&gt;&quot;&quot;);[.D27]+[.E27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171461R</text:p>
          </table:table-cell>
          <table:table-cell office:value-type="string">
            <text:p>Rodríguez Pizá, Iván</text:p>
          </table:table-cell>
          <table:table-cell table:formula="of:=IF(OR([.D28]&lt;&gt;&quot;&quot;;[.E28]&lt;&gt;&quot;&quot;);[.D28]+[.E28];&quot;&quot;)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43186065T</text:p>
          </table:table-cell>
          <table:table-cell office:value-type="string">
            <text:p>Rodríguez Tello, Ángel</text:p>
          </table:table-cell>
          <table:table-cell table:formula="of:=IF(OR([.D29]&lt;&gt;&quot;&quot;;[.E29]&lt;&gt;&quot;&quot;);[.D29]+[.E29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077644R</text:p>
          </table:table-cell>
          <table:table-cell office:value-type="string">
            <text:p>Rossello Ferragut, Mª del Carme</text:p>
          </table:table-cell>
          <table:table-cell table:formula="of:=IF(OR([.D30]&lt;&gt;&quot;&quot;;[.E30]&lt;&gt;&quot;&quot;);[.D30]+[.E30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170734X</text:p>
          </table:table-cell>
          <table:table-cell office:value-type="string">
            <text:p>Sánchez Castillo, Jordi</text:p>
          </table:table-cell>
          <table:table-cell table:formula="of:=IF(OR([.D31]&lt;&gt;&quot;&quot;;[.E31]&lt;&gt;&quot;&quot;);[.D31]+[.E31];&quot;&quot;)"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/>
        </table:table-row>
        <table:table-row table:style-name="ro3">
          <table:table-cell office:value-type="string">
            <text:p>43178386A</text:p>
          </table:table-cell>
          <table:table-cell office:value-type="string">
            <text:p>Sastre Vicens, Jaime</text:p>
          </table:table-cell>
          <table:table-cell table:formula="of:=IF(OR([.D32]&lt;&gt;&quot;&quot;;[.E32]&lt;&gt;&quot;&quot;);[.D32]+[.E32];&quot;&quot;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43183867X</text:p>
          </table:table-cell>
          <table:table-cell office:value-type="string">
            <text:p>Sealey Cabrer, Marc Antonio</text:p>
          </table:table-cell>
          <table:table-cell table:formula="of:=IF(OR([.D33]&lt;&gt;&quot;&quot;;[.E33]&lt;&gt;&quot;&quot;);[.D33]+[.E33];&quot;&quot;)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3">
          <table:table-cell office:value-type="string">
            <text:p>43220478M</text:p>
          </table:table-cell>
          <table:table-cell office:value-type="string">
            <text:p>Segura Calvet, Fernando</text:p>
          </table:table-cell>
          <table:table-cell table:formula="of:=IF(OR([.D34]&lt;&gt;&quot;&quot;;[.E34]&lt;&gt;&quot;&quot;);[.D34]+[.E34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1523955P</text:p>
          </table:table-cell>
          <table:table-cell office:value-type="string">
            <text:p>Socias Vallori, Rafel</text:p>
          </table:table-cell>
          <table:table-cell table:formula="of:=IF(OR([.D35]&lt;&gt;&quot;&quot;;[.E35]&lt;&gt;&quot;&quot;);[.D35]+[.E35];&quot;&quot;)" office:value-type="float" office:value="6">
            <text:p>6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/>
        </table:table-row>
        <table:table-row table:style-name="ro3">
          <table:table-cell office:value-type="string">
            <text:p>41539049Z</text:p>
          </table:table-cell>
          <table:table-cell office:value-type="string">
            <text:p>Tomàs Cañellas, Antoni Simó</text:p>
          </table:table-cell>
          <table:table-cell table:formula="of:=IF(OR([.D36]&lt;&gt;&quot;&quot;;[.E36]&lt;&gt;&quot;&quot;);[.D36]+[.E36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X3244375H</text:p>
          </table:table-cell>
          <table:table-cell office:value-type="string">
            <text:p>Triana Valencia, Rubén Darío</text:p>
          </table:table-cell>
          <table:table-cell table:formula="of:=IF(OR([.D37]&lt;&gt;&quot;&quot;;[.E37]&lt;&gt;&quot;&quot;);[.D37]+[.E37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146951D</text:p>
          </table:table-cell>
          <table:table-cell office:value-type="string">
            <text:p>Trigo Yerga, Beatriz</text:p>
          </table:table-cell>
          <table:table-cell table:formula="of:=IF(OR([.D38]&lt;&gt;&quot;&quot;;[.E38]&lt;&gt;&quot;&quot;);[.D38]+[.E38];&quot;&quot;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43193486S</text:p>
          </table:table-cell>
          <table:table-cell office:value-type="string">
            <text:p>Vázquez Nicolau, Cristina</text:p>
          </table:table-cell>
          <table:table-cell table:formula="of:=IF(OR([.D39]&lt;&gt;&quot;&quot;;[.E39]&lt;&gt;&quot;&quot;);[.D39]+[.E39];&quot;&quot;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/>
        </table:table-row>
        <table:table-row table:style-name="ro1"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IF(OR([.D40]&lt;&gt;&quot;&quot;;[.E40]&lt;&gt;&quot;&quot;);[.D40]+[.E40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165787P</text:p>
          </table:table-cell>
          <table:table-cell office:value-type="string">
            <text:p>Vidal Ripoll, Juan</text:p>
          </table:table-cell>
          <table:table-cell table:formula="of:=IF(OR([.D41]&lt;&gt;&quot;&quot;;[.E41]&lt;&gt;&quot;&quot;);[.D41]+[.E41];&quot;&quot;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43176857S</text:p>
          </table:table-cell>
          <table:table-cell office:value-type="string">
            <text:p>Vidal Serra, Pablo</text:p>
          </table:table-cell>
          <table:table-cell table:formula="of:=IF(OR([.D42]&lt;&gt;&quot;&quot;;[.E42]&lt;&gt;&quot;&quot;);[.D42]+[.E42];&quot;&quot;)"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IF(OR([.D43]&lt;&gt;&quot;&quot;;[.E43]&lt;&gt;&quot;&quot;);[.D43]+[.E43];&quot;&quot;)">
            <text:p/>
          </table:table-cell>
          <table:table-cell table:number-columns-repeated="2"/>
          <table:table-cell/>
        </table:table-row>
        <table:table-row table:style-name="ro3">
          <table:table-cell office:value-type="string">
            <text:p>43053580H</text:p>
          </table:table-cell>
          <table:table-cell table:style-name="Default" office:value-type="string">
            <text:p>Batle Vidal, Gabriel</text:p>
          </table:table-cell>
          <table:table-cell table:formula="of:=IF(OR([.D44]&lt;&gt;&quot;&quot;;[.E44]&lt;&gt;&quot;&quot;);[.D44]+[.E44];&quot;&quot;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/>
        </table:table-row>
        <table:table-row table:style-name="ro3">
          <table:table-cell table:style-name="ce3" office:value-type="float" office:value="43120327">
            <text:p>43120327</text:p>
          </table:table-cell>
          <table:table-cell table:style-name="Default" office:value-type="string">
            <text:p>Rios Cebollada, Miguel Ángel</text:p>
          </table:table-cell>
          <table:table-cell table:formula="of:=IF(OR([.D45]&lt;&gt;&quot;&quot;;[.E45]&lt;&gt;&quot;&quot;);[.D45]+[.E45];&quot;&quot;)" office:value-type="float" office:value="5.5">
            <text:p>5,5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" svg:font-family="Time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8:2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6T18:26:16.45</dc:date>
    <meta:editing-duration>PT01H51M50S</meta:editing-duration>
    <meta:editing-cycles>17</meta:editing-cycles>
    <meta:generator>OpenOffice.org/3.0$Win32 OpenOffice.org_project/300m9$Build-9358</meta:generator>
    <dc:creator>joseluis</dc:creator>
    <meta:document-statistic meta:table-count="1" meta:cell-count="21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